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ff"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ff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138%" style:writing-mode="lr-tb"/>
    </style:style>
    <style:style style:name="T1" style:family="text">
      <style:text-properties fo:font-variant="normal" fo:text-transform="none" fo:color="#0000ff"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solid" style:text-line-through-type="single" style:font-name="Arial" fo:font-size="11pt" fo:font-style="normal" fo:font-weight="normal"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ff9900" style:text-line-through-style="none" style:text-line-through-type="none" style:font-name="Arial" fo:font-size="11pt"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37df761b-7fff-856c-ff86-b81c8bceac4d"/>Author and Affiliation</text:p>
      <text:p text:style-name="P6"><text:span text:style-name="T1">Correct </text:span><text:span text:style-name="T3">Almeida-Fernandez</text:span><text:span text:style-name="T4"> </text:span><text:span text:style-name="T1">to</text:span><text:span text:style-name="T4"> </text:span><text:span text:style-name="T5">Almeida-Fernandes</text:span></text:p>
      <text:p text:style-name="P6"><text:span text:style-name="T1">Add NOIRLab as my affiliation:</text:span><text:span text:style-name="T4"> </text:span><text:span text:style-name="T5">Community Science and Data Center/NSF’s NOIRLab, 950 N. Cherry Ave., Tucson, AZ 85719, USA \\</text:span></text:p>
      <text:p text:style-name="Text_20_body"/>
      <text:p text:style-name="P1">Acknowledgements</text:p>
      <text:p text:style-name="P2">I have to include FAPESP grants 2018/20977-2 and 2021/09468-1</text:p>
      <text:p text:style-name="Text_20_body"/>
      <text:p text:style-name="P3">Major comments</text:p>
      <text:p text:style-name="Text_20_body"/>
      <text:p text:style-name="P4">I’m a little bit concerned about the use of the PStotal aperture for the selection of H-alpha emitters, as some of them are expected to be extended sources. The aperture correction applied to the 3-arcsec magnitude is only valid for point sources. Have you checked if the use of another aperture significantly affects the results?</text:p>
      <text:p text:style-name="Text_20_body"/>
      <text:p text:style-name="P4">There should be a paragraph discussing the fact that higher magnitudes also have a higher scatter in the selected H-alpha emitters as it seems from Figures 2 and 4. Is it caused by photometric errors? Different classes of H-alpha emitters dominating different magnitude bins? Also discuss in the text the relevance of showing the FWHM in Figure 4 - is it used as an indication of extended sources? How the FWHM changes between the magnitude bins and blue/red groups?</text:p>
      <text:p text:style-name="Text_20_body"/>
      <text:p text:style-name="P4">There should be a discussion about the spatial distribution of the H-alpha emitters in the sky and their classification. You observe that the surface density of H-alpha emitters is higher towards the galactic plane, even though some classes of objects correspond to extragalactic sources (which are even dominant in the crossmatch with SIMBAD) that should have an uniform distribution in the sky. I strongly suggest that you analyze how this spatial distribution changes for the different sub-samples and the red/blue groups and see if you can say something about their Galactic/extragalactic nature based on this.</text:p>
      <text:p text:style-name="Text_20_body"/>
      <text:p text:style-name="P3">Minor changes (feel free to ignore any)</text:p>
      <text:p text:style-name="Text_20_body"/>
      <text:p text:style-name="P1">General</text:p>
      <text:p text:style-name="Text_20_body"/>
      <text:p text:style-name="P5">In some cases you refer to the selected sources as H-alpha emitters, and in other cases as J0660-excess objects. I think you should use only one and define it in the Introduction.</text:p>
      <text:p text:style-name="Text_20_body"/>
      <text:p text:style-name="P5">In some cases you use “Figure X”, while in others you use “Fig. X”. You have to check which one is used in MNRAS.</text:p>
      <text:p text:style-name="Text_20_body"><text:soft-page-break/></text:p>
      <text:p text:style-name="P5">Section 2 seem to be too extensive and deals with both “Sample” and “Methodology”. A suggestion is to restructure it as Section 2.1 -&gt; Section 2 (“Sample”), followed by Section 3 (“Methodology”) where 2.2 -&gt; 3.1; 2.3 -&gt; 3.2 and 2.4 -&gt; 3.3</text:p>
      <text:p text:style-name="Text_20_body"/>
      <text:p text:style-name="P1">Abstract</text:p>
      <text:p text:style-name="Text_20_body"/>
      <text:p text:style-name="P6"><text:span text:style-name="T1">change </text:span><text:span text:style-name="T5">multi-colour </text:span><text:span text:style-name="T1">to </text:span><text:span text:style-name="T5">multi-band</text:span><text:span text:style-name="T2"> </text:span><text:span text:style-name="T1">(consistence with what is used on the other parts of the paper)</text:span></text:p>
      <text:p text:style-name="P6"><text:span text:style-name="T1">change </text:span><text:span text:style-name="T5">multi-color </text:span><text:span text:style-name="T1">to </text:span><text:span text:style-name="T5">multi-band</text:span><text:span text:style-name="T2"> </text:span><text:span text:style-name="T1">(same)</text:span></text:p>
      <text:p text:style-name="Text_20_body"/>
      <text:p text:style-name="P5">I would avoid the use of the expression “successfully classified” in this context, as it raises the question of what it means for a source previously classified as H-alpha emitter to not be assigned to any of the two groups.</text:p>
      <text:p text:style-name="Text_20_body"/>
      <text:p text:style-name="P1">Introduction</text:p>
      <text:p text:style-name="Text_20_body"/>
      <text:p text:style-name="P6"><text:span text:style-name="T4">…</text:span><text:span text:style-name="T5">offer an important </text:span><text:span text:style-name="T6">window</text:span><text:span text:style-name="T4"> </text:span><text:span text:style-name="T5">into the study…</text:span><text:span text:style-name="T1">: maybe “framework” instead of “window”?</text:span></text:p>
      <text:p text:style-name="Text_20_body"/>
      <text:p text:style-name="P4">remove “@” before 6564.614</text:p>
      <text:p text:style-name="Text_20_body"/>
      <text:p text:style-name="P6"><text:span text:style-name="T5">(e.g star- forming regions, H regions, PNe, supernovae, novae, circumstellar enveloped among others). </text:span><text:span text:style-name="T1">-&gt; I don’t think this parentheses is necessary, as in the next sentence you start to detail the objects with H-alpha emission</text:span></text:p>
      <text:p text:style-name="Text_20_body"/>
      <text:p text:style-name="P6"><text:span text:style-name="T5">Most of the aforementioned classes of objects are not homogeneous and far from complete -&gt;</text:span><text:span text:style-name="T2"> </text:span><text:span text:style-name="T1">To me it seems odd to say that the classes of objects are not complete. Does it mean that more classes are needed to classify them, or that not all objects of a given class are known?</text:span></text:p>
      <text:p text:style-name="Text_20_body"/>
      <text:p text:style-name="P6"><text:span text:style-name="T5">Some of them, with modest ... (e.g. Davies et al. 1976) </text:span><text:span text:style-name="T1">-&gt; Here you mention multiple surveys but only include one citation, would be better to add at least one more.</text:span></text:p>
      <text:p text:style-name="Text_20_body"/>
      <text:p text:style-name="P2">80 cm -&gt; 83 cm</text:p>
      <text:p text:style-name="Text_20_body"/>
      <text:p text:style-name="P6"><text:span text:style-name="T1">change </text:span><text:span text:style-name="T4">“</text:span><text:span text:style-name="T5">colour-colour diagram or a similar diagram has been used to find”</text:span><text:span text:style-name="T2"> </text:span><text:span text:style-name="T1">to </text:span><text:span text:style-name="T4">“</text:span><text:span text:style-name="T5">colour-colour diagram, and similar diagrams, has been used to find” </text:span><text:span text:style-name="T1">(I think the original one sounds vague)</text:span></text:p>
      <text:p text:style-name="Text_20_body"/>
      <text:p text:style-name="P6"><text:span text:style-name="T5">from the S-PLUS DR3 by using color-color diagrams</text:span><text:span text:style-name="T2"> </text:span><text:span text:style-name="T1">-&gt; change </text:span><text:span text:style-name="T5">color-color</text:span><text:span text:style-name="T2"> </text:span><text:span text:style-name="T1">to</text:span><text:span text:style-name="T4"> </text:span><text:span text:style-name="T5">colour-colour</text:span></text:p>
      <text:p text:style-name="Text_20_body"><text:soft-page-break/></text:p>
      <text:p text:style-name="P1">Methodology</text:p>
      <text:p text:style-name="Text_20_body"/>
      <text:p text:style-name="P1">Section 2.1</text:p>
      <text:p text:style-name="P6"><text:span text:style-name="T5">This paper uses data from the S-PLUS DR3, available in the database of the project, splus/cloud, and it covers 2,000 square degrees </text:span><text:span text:style-name="T1">-&gt; I would rewrite as </text:span><text:span text:style-name="T4">“</text:span><text:span text:style-name="T5">This paper uses data from the S-PLUS DR3 (Buzzo et al., in prep), which covers ~2,000 square degrees”</text:span><text:span text:style-name="T2"> </text:span><text:span text:style-name="T1">and add the footnote </text:span><text:span text:style-name="T4">“</text:span><text:span text:style-name="T5">The S-PLUS DR3 can be accessed in the database https://splus.cloud/”</text:span><text:span text:style-name="T2"> </text:span><text:span text:style-name="T7">(need to ask Gustavo if the https:// needs to be included)</text:span></text:p>
      <text:p text:style-name="Text_20_body"/>
      <text:p text:style-name="P2">Southern -&gt; southern</text:p>
      <text:p text:style-name="Text_20_body"/>
      <text:p text:style-name="P6"><text:span text:style-name="T1">change</text:span><text:span text:style-name="T4"> …</text:span><text:span text:style-name="T5">et al 2019), and therefore it covers…</text:span><text:span text:style-name="T2"> </text:span><text:span text:style-name="T1">to</text:span><text:span text:style-name="T4"> …</text:span><text:span text:style-name="T5">et al. 2019). Therefore, it covers…</text:span></text:p>
      <text:p text:style-name="Text_20_body"/>
      <text:p text:style-name="P4">should there be two lambdas before 6548?</text:p>
      <text:p text:style-name="Text_20_body"/>
      <text:p text:style-name="P5">paragrah 2: Maybe mention that Magellanic Clouds are also not included?</text:p>
      <text:p text:style-name="Text_20_body"/>
      <text:p text:style-name="P5">Last paragraph of 2.1: I don’t think this paragraph fits well here, as it is not related to the S-PLUS observation. Maybe move it to before Section 2.1, acting as an Introduction to Section 2?</text:p>
      <text:p text:style-name="Text_20_body"/>
      <text:p text:style-name="P4">Figure 1: What is the redshift of the star-forming Galaxy?</text:p>
      <text:p text:style-name="Text_20_body"/>
      <text:p text:style-name="P1">Section 2.2</text:p>
      <text:p text:style-name="P6"><text:span text:style-name="T1">Change “...</text:span><text:span text:style-name="T5">the selection criteria would be potentially affected by…”</text:span><text:span text:style-name="T2"> </text:span><text:span text:style-name="T1">to </text:span><text:span text:style-name="T4">“</text:span><text:span text:style-name="T5">...the selection criteria could be affected by…”</text:span></text:p>
      <text:p text:style-name="Text_20_body"/>
      <text:p text:style-name="P6"><text:span text:style-name="T1">Change</text:span><text:span text:style-name="T4"> “</text:span><text:span text:style-name="T5">...similar filters to latter are…”</text:span><text:span text:style-name="T2"> </text:span><text:span text:style-name="T1">to </text:span><text:span text:style-name="T4">“</text:span><text:span text:style-name="T5">...similar filters to the ones used in their work are…”</text:span></text:p>
      <text:p text:style-name="Text_20_body"/>
      <text:p text:style-name="P5">How does your sample size compare to that of Scaringi et al. (2013) and Wevers et al. (2017)? If this work has a larger sample, it’s worth mentioning.</text:p>
      <text:p text:style-name="Text_20_body"/>
      <text:p text:style-name="P6"><text:span text:style-name="T1">change </text:span><text:span text:style-name="T4">“</text:span><text:span text:style-name="T5">for each magnitude bin” </text:span><text:span text:style-name="T1">to </text:span><text:span text:style-name="T4">“</text:span><text:span text:style-name="T5">for each sub-sample” </text:span><text:span text:style-name="T1">(it is more clear that the bins are in the r-band)</text:span></text:p>
      <text:p text:style-name="Text_20_body"/>
      <text:p text:style-name="P6"><text:span text:style-name="T1">change </text:span><text:span text:style-name="T4">“</text:span><text:span text:style-name="T5">linear regression fit” </text:span><text:span text:style-name="T1">to </text:span><text:span text:style-name="T4">“</text:span><text:span text:style-name="T5">linear regression” </text:span><text:span text:style-name="T1">(“fit” is already in the beginning of the sentence)</text:span></text:p>
      <text:p text:style-name="Text_20_body"><text:soft-page-break/></text:p>
      <text:p text:style-name="P5">Why is there a “minus” sign in the sqrt of equation 1? Shouldn’t it be a “plus” sign, as you are adding the erros?</text:p>
      <text:p text:style-name="Text_20_body"/>
      <text:p text:style-name="P6"><text:span text:style-name="T1">add the comma</text:span><text:span text:style-name="T4"> “</text:span><text:span text:style-name="T5">value of 4 following…” </text:span><text:span text:style-name="T1">-&gt; </text:span><text:span text:style-name="T4">“</text:span><text:span text:style-name="T5">value of 4, following…”</text:span></text:p>
      <text:p text:style-name="Text_20_body"/>
      <text:p text:style-name="P5">Figure 2: I’m slightly confused about this figure. Am I correct to assume that the shaded region does not represent the data that was selected - which are only the points above this region? Maybe a better idea would be to use a different color for the points that were selected. Which would also show the errors being taken into account.</text:p>
      <text:p text:style-name="Text_20_body"/>
      <text:p text:style-name="P5">It would be good practice to add a table with the parameters of the linear regression allowing future works to make comparisons using an equivalent selection.</text:p>
      <text:p text:style-name="Text_20_body"/>
      <text:p text:style-name="P6"><text:span text:style-name="T1">change</text:span><text:span text:style-name="T4"> “</text:span><text:span text:style-name="T5">It should be noted that these cut-off lines are only approximations because only the residual around the fit is taken into account.” </text:span><text:span text:style-name="T1">to</text:span><text:span text:style-name="T4"> “</text:span><text:span text:style-name="T5">It should be noted that these cut-off lines are just approximations, as they only represent the residual around the fit.”</text:span></text:p>
      <text:p text:style-name="Text_20_body"/>
      <text:p text:style-name="P6"><text:span text:style-name="T1">change</text:span><text:span text:style-name="T4"> “</text:span><text:span text:style-name="T5">false-color” </text:span><text:span text:style-name="T1">to</text:span><text:span text:style-name="T4"> “</text:span><text:span text:style-name="T5">false-colour”</text:span></text:p>
      <text:p text:style-name="Text_20_body"/>
      <text:p text:style-name="P6"><text:span text:style-name="T1">You mention</text:span><text:span text:style-name="T4"> “</text:span><text:span text:style-name="T5">12 S-PLUS filter mean magnitudes for each source”</text:span><text:span text:style-name="T1">. Shouldn’t it be just</text:span><text:span text:style-name="T4"> “</text:span><text:span text:style-name="T5">12 S-PLUS magnitudes”</text:span><text:span text:style-name="T1">? (Also considering that you already mentioned which aperture you are using)</text:span></text:p>
      <text:p text:style-name="Text_20_body"/>
      <text:p text:style-name="P5">Figure 3: suggestion: Use the same interval in both plots. The x-axis interval in the bottom panel is slightly smaller.</text:p>
      <text:p text:style-name="Text_20_body"/>
      <text:p text:style-name="P5">Figure 4: I would remove the arrow and only include the text explaining the contours in the caption of the figure.</text:p>
      <text:p text:style-name="Text_20_body"/>
      <text:p text:style-name="P6"><text:span text:style-name="T5">the (r - i) colour index indicates </text:span><text:span text:style-name="T1">-&gt;</text:span><text:span text:style-name="T4"> </text:span><text:span text:style-name="T5">the higher</text:span><text:span text:style-name="T1">(?) </text:span><text:span text:style-name="T5">(r - i) colour index indicates</text:span></text:p>
      <text:p text:style-name="Text_20_body"/>
      <text:p text:style-name="P5">Figure 5: What are the units in the histogram? It seems to be radians, but it would be much more informative to show it in degrees.</text:p>
      <text:p text:style-name="Text_20_body"/>
      <text:p text:style-name="P1">Section 2.3.1</text:p>
      <text:p text:style-name="Text_20_body"/>
      <text:p text:style-name="P6"><text:soft-page-break/><text:span text:style-name="T1">I would remove </text:span><text:span text:style-name="T4">“</text:span><text:span text:style-name="T5">The procedure may be summarized in three steps” </text:span><text:span text:style-name="T1">and the items that follow. I feel like these steps were already well explained in the previous text</text:span><text:span text:style-name="T5">.</text:span></text:p>
      <text:p text:style-name="Text_20_body"/>
      <text:p text:style-name="P1">Section 2.3.2</text:p>
      <text:p text:style-name="Text_20_body"/>
      <text:p text:style-name="P6"><text:span text:style-name="T1">change</text:span><text:span text:style-name="T4"> “</text:span><text:span text:style-name="T5">Euclidean metric” </text:span><text:span text:style-name="T1">to</text:span><text:span text:style-name="T4"> “</text:span><text:span text:style-name="T5">to Euclidean metric”</text:span></text:p>
      <text:p text:style-name="Text_20_body"/>
      <text:p text:style-name="P6"><text:span text:style-name="T1">change</text:span><text:span text:style-name="T4"> “</text:span><text:span text:style-name="T5">both new branches are conserved” </text:span><text:span text:style-name="T1">to</text:span><text:span text:style-name="T4"> “</text:span><text:span text:style-name="T5">both new branches are preserved”</text:span></text:p>
      <text:p text:style-name="Text_20_body"/>
      <text:p text:style-name="P6"><text:span text:style-name="T4">“</text:span><text:span text:style-name="T5">Such an approach may solve the problem due to noise classification” </text:span><text:span text:style-name="T1">&lt;- This sentence seems too vague. I suggest</text:span><text:span text:style-name="T4"> “</text:span><text:span text:style-name="T5">Such an approach aims to solve the problem of noise classification” </text:span><text:span text:style-name="T1">(although it is not clear to me what you mean by “noise classification”)</text:span></text:p>
      <text:p text:style-name="Text_20_body"/>
      <text:p text:style-name="P1">Section 2.4</text:p>
      <text:p text:style-name="Text_20_body"/>
      <text:p text:style-name="P5">It is not clear why you chose this diagram as the best option. Even if it was just visual inspection, it should be mentioned.</text:p>
      <text:p text:style-name="Text_20_body"/>
      <text:p text:style-name="P6"><text:span text:style-name="T1">change</text:span><text:span text:style-name="T4"> “</text:span><text:span text:style-name="T5">color-color” </text:span><text:span text:style-name="T1">to</text:span><text:span text:style-name="T4"> “</text:span><text:span text:style-name="T5">colour-colour”</text:span></text:p>
      <text:p text:style-name="Text_20_body"/>
      <text:p text:style-name="P6"><text:span text:style-name="T1">change</text:span><text:span text:style-name="T4"> “</text:span><text:span text:style-name="T5">highlights the blue and red” </text:span><text:span text:style-name="T1">to</text:span><text:span text:style-name="T4"> “</text:span><text:span text:style-name="T5">separates the blue and red”</text:span></text:p>
      <text:p text:style-name="Text_20_body"/>
      <text:p text:style-name="P5">Figure 7: suggestion: Show the histograms as subplots in the top and left sides of the main panel instead of inset figures. This way you can use the same axis as the main panel and won’t have to deal with smaller font sizes</text:p>
      <text:p text:style-name="Text_20_body"/>
      <text:p text:style-name="P1">Section 2.4.1</text:p>
      <text:p text:style-name="Text_20_body"/>
      <text:p text:style-name="P5">It is confusing to have a Section named “hierarchical agglomerative cluster” (2.3.1) followed by another named “HAC”. I suggest renaming this one to “Application of hierarchical agglomerative cluster”.</text:p>
      <text:p text:style-name="Text_20_body"/>
      <text:p text:style-name="P6"><text:span text:style-name="T1">I would change</text:span><text:span text:style-name="T4"> “</text:span><text:span text:style-name="T5">coincidentally” </text:span><text:span text:style-name="T1">to</text:span><text:span text:style-name="T4"> “</text:span><text:span text:style-name="T5">as expected”</text:span></text:p>
      <text:p text:style-name="Text_20_body"/>
      <text:p text:style-name="P5">Figure 8: Suggestion: Change the colors of the nodes in order to correctly match the red and blue groups (instead of using red and green).</text:p>
      <text:p text:style-name="Text_20_body"/>
      <text:p text:style-name="P5"><text:soft-page-break/>I would mention that the choice of the Euclidean metric in this case is adequate because the variables in the parameter space have the same nature (colors) and similar range, and are then treated equally in this metric.</text:p>
      <text:p text:style-name="Text_20_body"/>
      <text:p text:style-name="P6"><text:span text:style-name="T1">I did not understood this sentence (it seems to have no subject) -&gt; </text:span><text:span text:style-name="T5">To implement this method, find the pair of clusters that leads to a minimum increase in total within-cluster variance after merging.</text:span></text:p>
      <text:p text:style-name="Text_20_body"/>
      <text:p text:style-name="P1">Section 2.4.2</text:p>
      <text:p text:style-name="Text_20_body"/>
      <text:p text:style-name="P6"><text:span text:style-name="T4">“</text:span><text:span text:style-name="T5">Several small clusters are found when the minimum number of samples values becomes smaller than 40.”</text:span><text:span text:style-name="T2"> </text:span><text:span text:style-name="T1">&lt;- Does this parameter vary freely? Or do you mean when you choose a value smaller than 40?</text:span></text:p>
      <text:p text:style-name="Text_20_body"/>
      <text:p text:style-name="P6"><text:span text:style-name="T1">You mention that “</text:span><text:span text:style-name="T5">HDBSCAN is fully consistent with HAC”</text:span><text:span text:style-name="T1">. I don’t think this is the case, As it significantly classifies less sources in the red group. I would say </text:span><text:span text:style-name="T4">“</text:span><text:span text:style-name="T5">HDBSCAN is overall consistent with HAC, although being more restrictive when classifying members of the red group.”</text:span></text:p>
      <text:p text:style-name="Text_20_body"/>
      <text:p text:style-name="P1">Section 2.4.3</text:p>
      <text:p text:style-name="Text_20_body"/>
      <text:p text:style-name="P4">In this case I agree that the classification is in very good agreement with HAC</text:p>
      <text:p text:style-name="Text_20_body"/>
      <text:p text:style-name="P6"><text:span text:style-name="T1">change</text:span><text:span text:style-name="T4"> “</text:span><text:span text:style-name="T5">just HAC does” </text:span><text:span text:style-name="T1">to</text:span><text:span text:style-name="T4"> “</text:span><text:span text:style-name="T5">as HAC does”</text:span></text:p>
      <text:p text:style-name="Text_20_body"/>
      <text:p text:style-name="P1">Section 3.1.1</text:p>
      <text:p text:style-name="Text_20_body"/>
      <text:p text:style-name="P5">The SIMBAD abbreviations are not consistent with the ones used in the Paper (SN vs SNe, PN vs PNe, etc.). It may be good to add a footnote defining the SIMBAD abbreviations.</text:p>
      <text:p text:style-name="Text_20_body"/>
      <text:p text:style-name="P5">I believe it is worth mentioning that the observation of only one PNe in the crossmatch with SIMBAD can be explained by the lack of S-PLUS fields with low galactic latitude in the sample.</text:p>
      <text:p text:style-name="Text_20_body"/>
      <text:p text:style-name="P6"><text:span text:style-name="T1">change</text:span><text:span text:style-name="T4"> ‘</text:span><text:span text:style-name="T5">perceptive’ </text:span><text:span text:style-name="T1">to</text:span><text:span text:style-name="T4"> ‘</text:span><text:span text:style-name="T5">visible’</text:span></text:p>
      <text:p text:style-name="Text_20_body"/>
      <text:p text:style-name="P1">Section 3.1.3</text:p>
      <text:p text:style-name="Text_20_body"/>
      <text:p text:style-name="P5">Better to use the number of objects instead of just “several”</text:p>
      <text:p text:style-name="Text_20_body"/>
      <text:p text:style-name="P5"><text:soft-page-break/>I believe you should expand this paragraph a bit. Are these sources expected to be H-alpha emitters? Could they be misclassified in SIMBAD?</text:p>
      <text:p text:style-name="Text_20_body"/>
      <text:p text:style-name="P1">Section 3.1.4</text:p>
      <text:p text:style-name="P6"><text:span text:style-name="T1">change</text:span><text:span text:style-name="T4"> “</text:span><text:span text:style-name="T5">probing” </text:span><text:span text:style-name="T1">to</text:span><text:span text:style-name="T4"> “</text:span><text:span text:style-name="T5">indicating” </text:span><text:span text:style-name="T1">or</text:span><text:span text:style-name="T4"> “</text:span><text:span text:style-name="T5">showing”</text:span></text:p>
      <text:p text:style-name="Text_20_body"/>
      <text:p text:style-name="P1">Section 3.2</text:p>
      <text:p text:style-name="Text_20_body"/>
      <text:p text:style-name="P5">Is there something you can say about the 4% that don’t appear to have strong emission lines in SDSS and LAMOST? Are they faint sources in S-PLUS? Are they close to the limit in the selection criteria? Or perhaps outliers in the color-color diagrams?</text:p>
      <text:p text:style-name="Text_20_body"/>
      <text:p text:style-name="P1">Section 4</text:p>
      <text:p text:style-name="Text_20_body"/>
      <text:p text:style-name="P6"><text:span text:style-name="T1">change</text:span><text:span text:style-name="T4"> “</text:span><text:span text:style-name="T5">attribute their colour” </text:span><text:span text:style-name="T1">to</text:span><text:span text:style-name="T4"> “</text:span><text:span text:style-name="T5">correlate their colour”</text:span></text:p>
      <text:p text:style-name="Text_20_body"/>
      <text:p text:style-name="P5">Here you mention 95% with strong emission lines in SDSS/LAMOST, but previously you mentioned 96%. Is there a reason for the difference?</text:p>
      <text:p text:style-name="Text_20_body"/>
      <text:p text:style-name="P5">I believe you should mention in the conclusions the number of stars in the catalog that you are publishing, as well as the number of sources that have no conterpart in these spectroscopic databases.</text:p>
      <text:p text:style-name="Text_20_body"/>
      <text:p text:style-name="P5">Also, is there any plans of doing spectroscopic follow-ups to confirm the nature of the selected H-alpha emitters? If it is the case, I believe it should be mentioned here.</text:p>
      <text:p text:style-name="Text_20_body"><text:line-break/><text:line-break/><text:line-break/><text:line-break/><text:line-break/><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7T22:38:37.354551226</meta:creation-date>
    <dc:date>2022-07-14T00:43:20.459149025</dc:date>
    <meta:editing-duration>PT11H47M28S</meta:editing-duration>
    <meta:editing-cycles>2</meta:editing-cycles>
    <meta:generator>LibreOffice/6.4.7.2$Linux_X86_64 LibreOffice_project/40$Build-2</meta:generator>
    <meta:document-statistic meta:table-count="0" meta:image-count="0" meta:object-count="0" meta:page-count="7" meta:paragraph-count="93" meta:word-count="1835" meta:character-count="10795" meta:non-whitespace-character-count="9045"/>
  </office:meta>
</office:document-meta>
</file>